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6D500000567069431A1A5D6692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color="#f10d0c" fo:font-size="15pt" style:font-size-asian="18pt" style:font-size-complex="18pt"/>
    </style:style>
    <style:style style:name="P3" style:family="paragraph">
      <loext:graphic-properties draw:fill="none" draw:fill-color="#ffffff"/>
      <style:paragraph-properties fo:text-align="end"/>
      <style:text-properties fo:color="#f10d0c" fo:font-size="15pt" style:font-size-asian="18pt" style:font-size-complex="18pt"/>
    </style:style>
    <style:style style:name="T1" style:family="text">
      <style:text-properties fo:color="#f10d0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489cm" svg:x="1.001cm" svg:y="6.37cm">
          <draw:image xlink:href="Pictures/10000000000006D500000567069431A1A5D66924.jpg" xlink:type="simple" xlink:show="embed" xlink:actuate="onLoad" loext:mime-type="image/jpeg">
            <text:p/>
          </draw:image>
        </draw:frame>
        <draw:frame draw:style-name="gr2" draw:text-style-name="P3" draw:layer="layout" svg:width="5.366cm" svg:height="2.384cm" svg:x="14.97cm" svg:y="6.744cm">
          <draw:text-box>
            <text:p text:style-name="P2"><text:span text:style-name="T1">De Volkow, Koob </text:span><text:span text:style-name="T1"><text:line-break/></text:span><text:span text:style-name="T1">y McLellan, 201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2-25T15:32:32.738466159</dc:date>
    <meta:editing-duration>PT6M15S</meta:editing-duration>
    <meta:editing-cycles>3</meta:editing-cycles>
    <meta:generator>LibreOffice/6.3.3.2.0$Linux_X86_64 LibreOffice_project/30$Build-2</meta:generator>
    <meta:document-statistic meta:object-count="2"/>
  </office:meta>
</office:document-meta>
</file>